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99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0.86pt" fo:break-before="auto" style:use-optimal-row-height="true"/>
    </style:style>
    <style:style style:name="ro2" style:family="table-row">
      <style:table-row-properties style:row-height="22.34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情報によれば、この辺りに死神たちの<text:line-break/>集落があるという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運良く話の通じる相手が見つかれば<text:line-break/>いいのですが・・・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そして願わくば、特に強力な“3体持ち”を<text:line-break/>雇うことができれば・・・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形勢を、一気にひっくり返すことが・・・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・・・・・・・。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（2体持ちか・・・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私に気配を読み取らせずに、ここまで接近<text:line-break/>するとは、お見事です・・・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あなたは・・・死神・・・ですね？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私の名はヴィスティです。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訳あって、死神の協力を得るためにここへ・・・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・・・っ！？！？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（よ・・・4体持ち・・・だとっ！？）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（聞いたことが無いぞ・・・っ！！）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と、とにかく・・・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あなたの力を貸していただきたいのです・・・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報酬は・・・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・・・・・・・・・・・・・・・・・・ごはん・・・・・・。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・・・え？</text:p>
          </table:table-cell>
          <table:table-cell office:value-type="string" calcext:value-type="string">
            <text:p>Map098</text:p>
          </table:table-cell>
          <table:table-cell/>
          <table:table-cell office:value-type="string" calcext:value-type="string">
            <text:p>...Eh?</text:p>
          </table:table-cell>
        </table:table-row>
        <table:table-row table:style-name="ro3">
          <table:table-cell office:value-type="string" calcext:value-type="string">
            <text:p>・・・ごはん・・・・・・くれるなら・・・・・・・・・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・・・・・・・・・ついてく・・・・・・・・・。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・・・あ、・・・ごはん・・・？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カレーで・・・よろしいですか？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9+02:00</meta:creation-date>
    <dc:date>2019-09-25T21:18:55.705000000</dc:date>
    <dc:title>Untitled Spreadsheet</dc:title>
    <dc:description/>
    <dc:subject/>
    <meta:keyword/>
    <meta:editing-duration>PT48S</meta:editing-duration>
    <meta:editing-cycles>1</meta:editing-cycles>
    <meta:document-statistic meta:table-count="1" meta:cell-count="24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